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wot" style:family="table">
      <style:table-properties style:width="6.6931in" table:align="margins"/>
    </style:style>
    <style:style style:name="Swot.A" style:family="table-column">
      <style:table-column-properties style:column-width="3.3465in" style:rel-column-width="32767*"/>
    </style:style>
    <style:style style:name="Swot.B" style:family="table-column">
      <style:table-column-properties style:column-width="3.3465in" style:rel-column-width="32768*"/>
    </style:style>
    <style:style style:name="Swot.A1" style:family="table-cell">
      <style:table-cell-properties fo:padding="0.0382in" fo:border-left="0.05pt solid #000000" fo:border-right="none" fo:border-top="0.05pt solid #000000" fo:border-bottom="0.05pt solid #000000"/>
    </style:style>
    <style:style style:name="Swot.B1" style:family="table-cell">
      <style:table-cell-properties fo:padding="0.0382in" fo:border="0.05pt solid #000000"/>
    </style:style>
    <style:style style:name="Swot.A2" style:family="table-cell">
      <style:table-cell-properties fo:padding="0.0382in" fo:border-left="0.05pt solid #000000" fo:border-right="none" fo:border-top="none" fo:border-bottom="0.05pt solid #000000"/>
    </style:style>
    <style:style style:name="Swot.B2" style:family="table-cell">
      <style:table-cell-properties fo:padding="0.0382in" fo:border-left="0.05pt solid #000000" fo:border-right="0.05pt solid #000000" fo:border-top="none" fo:border-bottom="0.05pt solid #000000"/>
    </style:style>
    <style:style style:name="P1" style:family="paragraph" style:parent-style-name="Heading_20_2" style:list-style-name="">
      <style:text-properties fo:color="#000000" officeooo:rsid="001fc52f"/>
    </style:style>
    <style:style style:name="P2" style:family="paragraph" style:parent-style-name="Text_20_body" style:list-style-name="">
      <style:text-properties fo:color="#000000" officeooo:rsid="001fc52f"/>
    </style:style>
    <style:style style:name="P3" style:family="paragraph" style:parent-style-name="Text_20_body">
      <style:text-properties fo:color="#000000" officeooo:rsid="001fc52f" officeooo:paragraph-rsid="001fc52f"/>
    </style:style>
    <style:style style:name="P4" style:family="paragraph" style:parent-style-name="Text_20_body">
      <style:text-properties officeooo:paragraph-rsid="0009fc4f"/>
    </style:style>
    <style:style style:name="P5" style:family="paragraph" style:parent-style-name="Text_20_body">
      <style:text-properties officeooo:rsid="000bada1" officeooo:paragraph-rsid="000bada1"/>
    </style:style>
    <style:style style:name="P6" style:family="paragraph" style:parent-style-name="Text_20_body">
      <style:text-properties officeooo:rsid="0014972e" officeooo:paragraph-rsid="0014972e"/>
    </style:style>
    <style:style style:name="P7" style:family="paragraph" style:parent-style-name="Text_20_body">
      <style:text-properties officeooo:rsid="0014972e" officeooo:paragraph-rsid="0015675d"/>
    </style:style>
    <style:style style:name="P8" style:family="paragraph" style:parent-style-name="Text_20_body">
      <style:text-properties officeooo:paragraph-rsid="0015675d"/>
    </style:style>
    <style:style style:name="P9" style:family="paragraph" style:parent-style-name="Text_20_body">
      <style:text-properties officeooo:rsid="00172938" officeooo:paragraph-rsid="00172938"/>
    </style:style>
    <style:style style:name="P10" style:family="paragraph" style:parent-style-name="Text_20_body">
      <style:text-properties officeooo:rsid="0014f898" officeooo:paragraph-rsid="0015675d"/>
    </style:style>
    <style:style style:name="P11" style:family="paragraph" style:parent-style-name="Text_20_body">
      <style:text-properties officeooo:rsid="0015675d" officeooo:paragraph-rsid="0015675d"/>
    </style:style>
    <style:style style:name="P12" style:family="paragraph" style:parent-style-name="Heading">
      <style:text-properties officeooo:rsid="000bada1" officeooo:paragraph-rsid="000bada1"/>
    </style:style>
    <style:style style:name="P13" style:family="paragraph" style:parent-style-name="Heading">
      <style:text-properties officeooo:rsid="00172938" officeooo:paragraph-rsid="00172938"/>
    </style:style>
    <style:style style:name="P14" style:family="paragraph" style:parent-style-name="Heading">
      <style:paragraph-properties fo:break-before="page"/>
      <style:text-properties officeooo:rsid="000bada1" officeooo:paragraph-rsid="000bada1"/>
    </style:style>
    <style:style style:name="P15" style:family="paragraph" style:parent-style-name="Heading">
      <style:paragraph-properties fo:break-before="page"/>
      <style:text-properties officeooo:rsid="0016445e" officeooo:paragraph-rsid="0016445e"/>
    </style:style>
    <style:style style:name="P16" style:family="paragraph" style:parent-style-name="Table_20_Contents">
      <style:text-properties officeooo:rsid="0009fc4f" officeooo:paragraph-rsid="0009fc4f"/>
    </style:style>
    <style:style style:name="P17" style:family="paragraph" style:parent-style-name="Table_20_Contents">
      <style:text-properties officeooo:rsid="0016445e" officeooo:paragraph-rsid="0016445e"/>
    </style:style>
    <style:style style:name="P18" style:family="paragraph" style:parent-style-name="Footnote">
      <style:text-properties officeooo:rsid="000cc068" officeooo:paragraph-rsid="000cc068"/>
    </style:style>
    <style:style style:name="P19" style:family="paragraph" style:parent-style-name="Footnote">
      <style:text-properties officeooo:rsid="000e0498" officeooo:paragraph-rsid="000e0498"/>
    </style:style>
    <style:style style:name="P20" style:family="paragraph" style:parent-style-name="Footnote">
      <style:text-properties officeooo:rsid="000e0498" officeooo:paragraph-rsid="0018b237"/>
    </style:style>
    <style:style style:name="P21" style:family="paragraph" style:parent-style-name="Footnote">
      <style:text-properties officeooo:rsid="000ff0aa" officeooo:paragraph-rsid="000ff0aa"/>
    </style:style>
    <style:style style:name="P22" style:family="paragraph" style:parent-style-name="Footnote">
      <style:text-properties officeooo:rsid="00174669" officeooo:paragraph-rsid="00174669"/>
    </style:style>
    <style:style style:name="P23" style:family="paragraph" style:parent-style-name="Footnote">
      <style:text-properties officeooo:rsid="0018b237" officeooo:paragraph-rsid="0018b237"/>
    </style:style>
    <style:style style:name="P24" style:family="paragraph" style:parent-style-name="Heading">
      <style:text-properties officeooo:rsid="002bae8d" officeooo:paragraph-rsid="002bae8d"/>
    </style:style>
    <style:style style:name="P25" style:family="paragraph" style:parent-style-name="Heading">
      <style:text-properties officeooo:rsid="002cb3a9" officeooo:paragraph-rsid="002cb3a9"/>
    </style:style>
    <style:style style:name="P26" style:family="paragraph" style:parent-style-name="Heading">
      <style:text-properties officeooo:rsid="002e0227" officeooo:paragraph-rsid="002e0227"/>
    </style:style>
    <style:style style:name="P27" style:family="paragraph" style:parent-style-name="Text_20_body" style:list-style-name="L1">
      <style:text-properties officeooo:rsid="000ab259" officeooo:paragraph-rsid="000ab259"/>
    </style:style>
    <style:style style:name="P28" style:family="paragraph" style:parent-style-name="Text_20_body" style:list-style-name="L1">
      <style:text-properties officeooo:rsid="000bada1" officeooo:paragraph-rsid="000bada1"/>
    </style:style>
    <style:style style:name="P29" style:family="paragraph" style:parent-style-name="Text_20_body" style:list-style-name="L2">
      <style:text-properties officeooo:rsid="000bada1" officeooo:paragraph-rsid="000bada1"/>
    </style:style>
    <style:style style:name="P30" style:family="paragraph" style:parent-style-name="Text_20_body" style:list-style-name="L3">
      <style:text-properties officeooo:rsid="0014972e" officeooo:paragraph-rsid="0014972e"/>
    </style:style>
    <style:style style:name="P31" style:family="paragraph" style:parent-style-name="Text_20_body" style:list-style-name="">
      <style:text-properties fo:color="#000000" officeooo:rsid="001fc52f"/>
    </style:style>
    <style:style style:name="P32" style:family="paragraph" style:parent-style-name="Text_20_body">
      <style:paragraph-properties fo:text-align="center" style:justify-single-word="false"/>
      <style:text-properties fo:color="#000000" fo:font-size="14pt" officeooo:rsid="0026bd7f" officeooo:paragraph-rsid="001fc52f" style:font-size-asian="12.25pt" style:font-size-complex="14pt"/>
    </style:style>
    <style:style style:name="P33" style:family="paragraph" style:parent-style-name="Text_20_body">
      <style:text-properties fo:color="#000000" fo:font-size="14pt" officeooo:rsid="0027ef06" officeooo:paragraph-rsid="0027ef06" style:font-size-asian="12.25pt" style:font-size-complex="14pt"/>
    </style:style>
    <style:style style:name="P34" style:family="paragraph" style:parent-style-name="Text_20_body">
      <style:text-properties fo:color="#000000" fo:font-size="14pt" officeooo:rsid="0028d3a2" officeooo:paragraph-rsid="0028d3a2" style:font-size-asian="12.25pt" style:font-size-complex="14pt"/>
    </style:style>
    <style:style style:name="P35" style:family="paragraph" style:parent-style-name="Text_20_body">
      <style:text-properties fo:color="#000000" fo:font-size="14pt" officeooo:rsid="002bae8d" officeooo:paragraph-rsid="002bae8d" style:font-size-asian="12.25pt" style:font-size-complex="14pt"/>
    </style:style>
    <style:style style:name="P36" style:family="paragraph" style:parent-style-name="Text_20_body">
      <style:text-properties fo:color="#000000" fo:font-size="12pt" officeooo:rsid="0026bd7f" officeooo:paragraph-rsid="001fc52f" style:font-size-asian="10.5pt" style:font-size-complex="12pt"/>
    </style:style>
    <style:style style:name="P37" style:family="paragraph" style:parent-style-name="Text_20_body">
      <style:text-properties officeooo:rsid="002ad794" officeooo:paragraph-rsid="002ad794"/>
    </style:style>
    <style:style style:name="P38" style:family="paragraph" style:parent-style-name="Text_20_body">
      <style:text-properties officeooo:rsid="002ad794" officeooo:paragraph-rsid="0037ee9f"/>
    </style:style>
    <style:style style:name="P39" style:family="paragraph" style:parent-style-name="Text_20_body">
      <style:text-properties officeooo:rsid="002bae8d" officeooo:paragraph-rsid="0037ee9f"/>
    </style:style>
    <style:style style:name="P40" style:family="paragraph" style:parent-style-name="Text_20_body">
      <style:text-properties officeooo:rsid="002cb3a9" officeooo:paragraph-rsid="0038d887"/>
    </style:style>
    <style:style style:name="P41" style:family="paragraph" style:parent-style-name="Text_20_body">
      <style:text-properties officeooo:rsid="002cb3a9" officeooo:paragraph-rsid="003ac555"/>
    </style:style>
    <style:style style:name="P42" style:family="paragraph" style:parent-style-name="Text_20_body">
      <style:text-properties officeooo:rsid="002e0227" officeooo:paragraph-rsid="0038d887"/>
    </style:style>
    <style:style style:name="P43" style:family="paragraph" style:parent-style-name="Text_20_body">
      <style:text-properties officeooo:rsid="002efce0" officeooo:paragraph-rsid="002efce0"/>
    </style:style>
    <style:style style:name="P44" style:family="paragraph" style:parent-style-name="Text_20_body">
      <style:text-properties officeooo:rsid="002efce0" officeooo:paragraph-rsid="0037ee9f"/>
    </style:style>
    <style:style style:name="P45" style:family="paragraph" style:parent-style-name="Text_20_body">
      <style:text-properties officeooo:rsid="002efce0" officeooo:paragraph-rsid="0038d887"/>
    </style:style>
    <style:style style:name="P46" style:family="paragraph" style:parent-style-name="Text_20_body">
      <style:text-properties officeooo:rsid="002f4806" officeooo:paragraph-rsid="002f4806"/>
    </style:style>
    <style:style style:name="P47" style:family="paragraph" style:parent-style-name="Text_20_body">
      <style:text-properties officeooo:rsid="00344cad" officeooo:paragraph-rsid="00344cad"/>
    </style:style>
    <style:style style:name="P48" style:family="paragraph" style:parent-style-name="Text_20_body">
      <style:text-properties officeooo:rsid="004037ea" officeooo:paragraph-rsid="004037ea"/>
    </style:style>
    <style:style style:name="P49" style:family="paragraph" style:parent-style-name="Text_20_body">
      <style:text-properties officeooo:rsid="00408211" officeooo:paragraph-rsid="00408211"/>
    </style:style>
    <style:style style:name="P50" style:family="paragraph" style:parent-style-name="Text_20_body">
      <style:text-properties officeooo:rsid="0040c865" officeooo:paragraph-rsid="0040c865"/>
    </style:style>
    <style:style style:name="P51" style:family="paragraph" style:parent-style-name="Text_20_body">
      <style:text-properties officeooo:rsid="00442124" officeooo:paragraph-rsid="00442124"/>
    </style:style>
    <style:style style:name="P52" style:family="paragraph" style:parent-style-name="Text_20_body">
      <style:text-properties officeooo:rsid="0045dea9" officeooo:paragraph-rsid="0045dea9"/>
    </style:style>
    <style:style style:name="P53" style:family="paragraph" style:parent-style-name="Text_20_body">
      <style:text-properties officeooo:rsid="00468e16" officeooo:paragraph-rsid="00468e16"/>
    </style:style>
    <style:style style:name="P54" style:family="paragraph" style:parent-style-name="Text_20_body">
      <style:paragraph-properties fo:break-before="page"/>
      <style:text-properties officeooo:rsid="002efce0" officeooo:paragraph-rsid="0038d887"/>
    </style:style>
    <style:style style:name="P55" style:family="paragraph" style:parent-style-name="Heading_20_1">
      <style:text-properties officeooo:paragraph-rsid="0009fc4f"/>
    </style:style>
    <style:style style:name="P56" style:family="paragraph" style:parent-style-name="Heading_20_1">
      <style:text-properties officeooo:rsid="001c31a7" officeooo:paragraph-rsid="0009fc4f"/>
    </style:style>
    <style:style style:name="P57" style:family="paragraph" style:parent-style-name="Heading_20_1">
      <style:paragraph-properties fo:break-before="page"/>
      <style:text-properties officeooo:paragraph-rsid="0009fc4f"/>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Heading_20_2" style:list-style-name="">
      <style:text-properties fo:color="#000000" officeooo:rsid="001fc52f"/>
    </style:style>
    <style:style style:name="P60" style:family="paragraph" style:parent-style-name="Heading_20_2">
      <style:text-properties officeooo:rsid="0009fc4f" officeooo:paragraph-rsid="0009fc4f"/>
    </style:style>
    <style:style style:name="P61" style:family="paragraph" style:parent-style-name="Heading_20_2">
      <style:paragraph-properties fo:break-before="page"/>
    </style:style>
    <style:style style:name="P62" style:family="paragraph" style:parent-style-name="Heading_20_2" style:list-style-name="">
      <style:paragraph-properties fo:break-before="page"/>
      <style:text-properties fo:color="#000000" officeooo:rsid="001fc52f"/>
    </style:style>
    <style:style style:name="P63" style:family="paragraph" style:parent-style-name="Heading_20_2">
      <style:paragraph-properties fo:break-before="page"/>
      <style:text-properties officeooo:paragraph-rsid="002ad794"/>
    </style:style>
    <style:style style:name="P64" style:family="paragraph" style:parent-style-name="Contents_20_2">
      <style:paragraph-properties>
        <style:tab-stops>
          <style:tab-stop style:position="6.4965in" style:type="right" style:leader-style="dotted" style:leader-text="."/>
        </style:tab-stops>
      </style:paragraph-properties>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cc068"/>
    </style:style>
    <style:style style:name="T2" style:family="text">
      <style:text-properties officeooo:rsid="000e0498"/>
    </style:style>
    <style:style style:name="T3" style:family="text">
      <style:text-properties officeooo:rsid="0011dfd0"/>
    </style:style>
    <style:style style:name="T4" style:family="text">
      <style:text-properties officeooo:rsid="0014f898"/>
    </style:style>
    <style:style style:name="T5" style:family="text">
      <style:text-properties officeooo:rsid="00174669"/>
    </style:style>
    <style:style style:name="T6" style:family="text">
      <style:text-properties officeooo:rsid="001a1211"/>
    </style:style>
    <style:style style:name="T7" style:family="text">
      <style:text-properties officeooo:rsid="0028d3a2"/>
    </style:style>
    <style:style style:name="T8" style:family="text">
      <style:text-properties officeooo:rsid="002bae8d"/>
    </style:style>
    <style:style style:name="T9" style:family="text">
      <style:text-properties officeooo:rsid="002cb3a9"/>
    </style:style>
    <style:style style:name="T10" style:family="text">
      <style:text-properties officeooo:rsid="002e0227"/>
    </style:style>
    <style:style style:name="T11" style:family="text">
      <style:text-properties officeooo:rsid="002e3e09"/>
    </style:style>
    <style:style style:name="T12" style:family="text">
      <style:text-properties officeooo:rsid="002efce0"/>
    </style:style>
    <style:style style:name="T13" style:family="text">
      <style:text-properties officeooo:rsid="0030d862"/>
    </style:style>
    <style:style style:name="T14" style:family="text">
      <style:text-properties officeooo:rsid="00356741"/>
    </style:style>
    <style:style style:name="T15" style:family="text">
      <style:text-properties officeooo:rsid="0037ee9f"/>
    </style:style>
    <style:style style:name="T16" style:family="text">
      <style:text-properties officeooo:rsid="0038d887"/>
    </style:style>
    <style:style style:name="T17" style:family="text">
      <style:text-properties officeooo:rsid="003ac555"/>
    </style:style>
    <style:style style:name="T18" style:family="text">
      <style:text-properties officeooo:rsid="003bf406"/>
    </style:style>
    <style:style style:name="T19" style:family="text">
      <style:text-properties officeooo:rsid="003e54ad"/>
    </style:style>
    <style:style style:name="T20" style:family="text">
      <style:text-properties officeooo:rsid="00408211"/>
    </style:style>
    <style:style style:name="T21" style:family="text">
      <style:text-properties officeooo:rsid="0040c865"/>
    </style:style>
    <style:style style:name="T22" style:family="text">
      <style:text-properties officeooo:rsid="00442124"/>
    </style:style>
    <style:style style:name="T23" style:family="text">
      <style:text-properties officeooo:rsid="0045dea9"/>
    </style:style>
    <style:style style:name="T24" style:family="text">
      <style:text-properties officeooo:rsid="00468e16"/>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40348187805456" text:id="ct140348187805456">
          <text:deletion>
            <office:change-info>
              <dc:creator>Unknown Author</dc:creator>
              <dc:date>2016-04-19T19:54:00</dc:date>
            </office:change-info>
            <text:h text:style-name="P1" text:outline-level="2"/>
            <text:p text:style-name="P2"/>
          </text:deletion>
        </text:changed-region>
        <text:changed-region xml:id="ct140348202567536" text:id="ct140348202567536">
          <text:insertion>
            <office:change-info>
              <dc:creator>Unknown Author</dc:creator>
              <dc:date>2016-04-19T1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233_1889861688" text:style-name="Index_20_Link" text:visited-style-name="Index_20_Link">Introduction<text:tab/>2</text:a></text:p>
          <text:p text:style-name="P58"><text:a xlink:type="simple" xlink:href="#__RefHeading___Toc107_1889861688" text:style-name="Index_20_Link" text:visited-style-name="Index_20_Link">Problem Definition<text:tab/>2</text:a></text:p>
          <text:p text:style-name="P58"><text:a xlink:type="simple" xlink:href="#__RefHeading___Toc109_1889861688" text:style-name="Index_20_Link" text:visited-style-name="Index_20_Link">Main<text:tab/>2</text:a></text:p>
          <text:p text:style-name="P64"><text:a xlink:type="simple" xlink:href="#__RefHeading___Toc235_1889861688" text:style-name="Index_20_Link" text:visited-style-name="Index_20_Link">Company Description<text:tab/>2</text:a></text:p>
          <text:p text:style-name="P64"><text:a xlink:type="simple" xlink:href="#__RefHeading___Toc705_1291715172" text:style-name="Index_20_Link" text:visited-style-name="Index_20_Link">Stakeholder Analysis<text:tab/>3</text:a></text:p>
          <text:p text:style-name="P64"><text:a xlink:type="simple" xlink:href="#__RefHeading___Toc239_1889861688" text:style-name="Index_20_Link" text:visited-style-name="Index_20_Link">Feasibility Studies<text:tab/>7</text:a></text:p>
          <text:p text:style-name="P65"><text:a xlink:type="simple" xlink:href="#__RefHeading___Toc243_1889861688" text:style-name="Index_20_Link" text:visited-style-name="Index_20_Link">Technical Feasibility Study<text:tab/>7</text:a></text:p>
          <text:p text:style-name="P65"><text:a xlink:type="simple" xlink:href="#__RefHeading___Toc245_1889861688" text:style-name="Index_20_Link" text:visited-style-name="Index_20_Link">Schedule Feasibility Study<text:tab/>8</text:a></text:p>
          <text:p text:style-name="P64"><text:a xlink:type="simple" xlink:href="#__RefHeading___Toc237_1889861688" text:style-name="Index_20_Link" text:visited-style-name="Index_20_Link">General Analysis<text:tab/>10</text:a></text:p>
          <text:p text:style-name="P65"><text:a xlink:type="simple" xlink:href="#__RefHeading___Toc241_1889861688" text:style-name="Index_20_Link" text:visited-style-name="Index_20_Link">SWOT<text:tab/>10</text:a></text:p>
          <text:p text:style-name="P58"><text:a xlink:type="simple" xlink:href="#__RefHeading___Toc111_1889861688" text:style-name="Index_20_Link" text:visited-style-name="Index_20_Link">Conclusion<text:tab/>10</text:a></text:p>
          <text:p text:style-name="P58"><text:a xlink:type="simple" xlink:href="#__RefHeading___Toc113_1889861688" text:style-name="Index_20_Link" text:visited-style-name="Index_20_Link">Bibliography<text:tab/>10</text:a></text:p>
          <text:p text:style-name="P58"><text:a xlink:type="simple" xlink:href="#__RefHeading___Toc115_1889861688" text:style-name="Index_20_Link" text:visited-style-name="Index_20_Link">Appendix<text:tab/>10</text:a></text:p>
        </text:index-body>
      </text:table-of-content>
      <text:p text:style-name="Preformatted_20_Text"/>
      <text:p text:style-name="Preformatted_20_Text"/>
      <text:p text:style-name="Preformatted_20_Text"/>
      <text:h text:style-name="P57" text:outline-level="1"><text:bookmark-start text:name="__RefHeading___Toc233_1889861688"/>Introduction<text:bookmark-end text:name="__RefHeading___Toc233_1889861688"/></text:h>
      <text:p text:style-name="P4"/>
      <text:h text:style-name="P55" text:outline-level="1"><text:bookmark-start text:name="__RefHeading___Toc107_1889861688"/>Problem Definition<text:bookmark-end text:name="__RefHeading___Toc107_1889861688"/></text:h>
      <text:h text:style-name="P55" text:outline-level="1"><text:bookmark-start text:name="__RefHeading___Toc109_1889861688"/>Main<text:bookmark-end text:name="__RefHeading___Toc109_1889861688"/></text:h>
      <text:h text:style-name="P60" text:outline-level="2"><text:bookmark-start text:name="__RefHeading___Toc235_1889861688"/>Company Description<text:bookmark-end text:name="__RefHeading___Toc235_1889861688"/></text:h>
      <text:h text:style-name="P1" text:outline-level="2"><text:change text:change-id="ct140348187805456"/></text:h>
      <text:h text:style-name="P62" text:outline-level="2"><text:bookmark-start text:name="__RefHeading___Toc705_1291715172"/>Stakeholder Analysis<text:bookmark-end text:name="__RefHeading___Toc705_1291715172"/></text:h>
      <text:p text:style-name="P3">Stakeholders: KEA, Testers(Class Mates), Project Group, App Academy(Kristian), <text:span text:style-name="T9">Course Responsibles</text:span></text:p>
      <text:p text:style-name="P3"/>
      <text:p text:style-name="P32">PLACEHOLDER FOR FIG. 12.7 I ORGANISATION 5. UDGAVE</text:p>
      <text:p text:style-name="P33"/>
      <text:p text:style-name="P33">Grey Eminence: KEA</text:p>
      <text:p text:style-name="P33">Hostage/<text:span text:style-name="T7">ResourceStakeholder</text:span>: Kristian</text:p>
      <text:p text:style-name="P35">Hostage: Course Responsibles</text:p>
      <text:p text:style-name="P34">ResourceStakeholder: Project Group</text:p>
      <text:p text:style-name="P34">External Stakeholder: Testers</text:p>
      <text:p text:style-name="P36"/>
      <text:p text:style-name="Heading">Grey Eminence: KEA</text:p>
      <text:p text:style-name="P38"><text:span text:style-name="T12">KEA as a Stakeholder: </text:span></text:p>
      <text:p text:style-name="P38">We’ve decided that KEA has the role of a Grey Eminence. <text:span text:style-name="T8">We’re not going to pay a lot of attention to KEA as an institution during our project, but it has the power to change the entirety of the project if it wants and sees an interest in it.</text:span></text:p>
      <text:p text:style-name="P37"/>
      <text:p text:style-name="P43">KEA’s attitude towards <text:span text:style-name="T21">the </text:span>project:</text:p>
      <text:p text:style-name="P46">KEA has no direct wish for the actual program to be completed, but wishes the project group to succeed as <text:span text:style-name="T13">the project group is part of their education system. </text:span></text:p>
      <text:p text:style-name="P43"/>
      <text:p text:style-name="P43">KEA’s potential for conflict:</text:p>
      <text:p text:style-name="P47">KEA has <text:span text:style-name="T14">accepted the terms of the project as an exam project and does overruled any saying Kristian might have regarding the continued direction of the project.</text:span></text:p>
      <text:p text:style-name="P43"/>
      <text:p text:style-name="P44">KEA’s resources: </text:p>
      <text:p text:style-name="P44"><text:span text:style-name="T13">They can provide help with all aspects as they provide teachings in all subject components needed to deploy the system. Study rooms along with projectors and whiteboards have all been provided by KEA. </text:span></text:p>
      <text:p text:style-name="P24"><text:soft-page-break/>Hostage/ResourceStakeholder: Kristian, App Academy</text:p>
      <text:p text:style-name="P39"><text:span text:style-name="T15">App Academy as a Stakeholder:</text:span></text:p>
      <text:p text:style-name="P39">Kristian fits multiple roles he’s both a hostage and a resource stakeholder simultaneously. We’ve also argued that during the inception of our project, he was a Grey Eminence, dictating the terms and requirements for the project. He no longer fits that role due to the stage the project’s at. He is a hostage in term’s of him not being an active participant in the elaboration or construction phase. <text:span text:style-name="T9">Yet as a client, he will be immensely important during our transition phase, and thus he’s simultaneously a Resource Stakeholder.</text:span></text:p>
      <text:p text:style-name="P39"/>
      <text:p text:style-name="P44"><text:span text:style-name="T16">AppAcademy’s</text:span> attitude towards <text:span text:style-name="T21">the p</text:span>roject:</text:p>
      <text:p text:style-name="P48">AppAcademy has a low activity in regards to the project, to them it’s a nice to have program. Not a core business requirement. Their moti<text:span text:style-name="T20">ve is facilitation of administrating part of their core business. They are contributing with running reviews and certain design aspects.</text:span></text:p>
      <text:p text:style-name="P48"/>
      <text:p text:style-name="P44"><text:span text:style-name="T16">AppAcademy’s</text:span> potential for conflict:</text:p>
      <text:p text:style-name="P49">AppAcademy has a high potential for conflict with KEA as they have to adjust their expectancies to the boundaries set by KEA.</text:p>
      <text:p text:style-name="P49"/>
      <text:p text:style-name="P44"><text:span text:style-name="T16">AppAcademy’s</text:span> resources: </text:p>
      <text:p text:style-name="P49">They are not providing any resources, as the software will be running as a standalone client.</text:p>
      <text:p text:style-name="P25">Hostage: Course Responsible<text:span text:style-name="T19">s’</text:span></text:p>
      <text:p text:style-name="P41"><text:span text:style-name="T17">Course Responsibles’ as Stakeholders: </text:span></text:p>
      <text:p text:style-name="P40">These are the employee’s at App Academy that hold courses. They have no influence on any parts of the project and will have to accept the final product the way it is.</text:p>
      <text:p text:style-name="P40"/>
      <text:p text:style-name="P45"><text:span text:style-name="T18">Course Responsibles’</text:span> attitude towards <text:span text:style-name="T21">the</text:span> project:</text:p>
      <text:p text:style-name="P49">Their attitude could be negative as the project will impact their usual workflow. The project risks getting derailed due to their unwillingness to use the software.</text:p>
      <text:p text:style-name="P49"/>
      <text:p text:style-name="P45"><text:span text:style-name="T18">Course Responsibles’ potential </text:span>for conflict:</text:p>
      <text:p text:style-name="P50">There is a chance for conflict depending on how AppAcademy introduces it to their employees. The conflict not be with the Project Group though.</text:p>
      <text:p text:style-name="P50"/>
      <text:p text:style-name="P45"/>
      <text:p text:style-name="P54"><text:span text:style-name="T18">Course Responsibles’</text:span> resources: </text:p>
      <text:p text:style-name="P50">They have the potential to provide precious feedback, which could be <text:span text:style-name="T22">useful.</text:span></text:p>
      <text:p text:style-name="P25">Resource Stakeholder: Project Group</text:p>
      <text:p text:style-name="P40"><text:span text:style-name="T19">Project Group as a Stakeholder:</text:span></text:p>
      <text:p text:style-name="P40">We’re present in all 4 UP Phases: Inception, Elaboration, Construction, Transition. We’re within certain limits defined by our Grey Eminence, in charge of the entirety of the project <text:span text:style-name="T10">as</text:span> the success or failure of it, falls upon us.</text:p>
      <text:p text:style-name="P40"/>
      <text:p text:style-name="P45"><text:span text:style-name="T19">Project Group’s</text:span> <text:span text:style-name="T21">attitude </text:span>towards <text:span text:style-name="T21">the </text:span>project:</text:p>
      <text:p text:style-name="P51">Our attitude is that the project has ultimate importance. We will be <text:span text:style-name="T23">the </text:span>primary driving force in seeing that the project becomes realized and deployed. Our motive for this is both in learning and educational progress <text:span text:style-name="T23">and we will thus be dedicating all of our time towards this.</text:span></text:p>
      <text:p text:style-name="P51"/>
      <text:p text:style-name="P45"><text:span text:style-name="T19">Project Group’s</text:span> potential for conflict:</text:p>
      <text:p text:style-name="P52">There is a great risk for potential conflict with most of the other Stakeholders. KEA will hold great power over our project <text:span text:style-name="T24">and as such, these kind of relations can become quite strenuous if not tackled in a constructive way. It is thus imperative that the Project Group maintains a positive attitude towards KEA and external influence in general.</text:span></text:p>
      <text:p text:style-name="P45"/>
      <text:p text:style-name="P45"><text:span text:style-name="T19">Project Group’s</text:span> resources:</text:p>
      <text:p text:style-name="P53">We will be pulling from our knowledge in Software Development in order to create the project. We will be contributing most of our time and personal computers to see it realised.</text:p>
      <text:p text:style-name="P26">External Stakeholders: Testers</text:p>
      <text:p text:style-name="P42"><text:span text:style-name="T19">Testers as Stakeholders:</text:span></text:p>
      <text:p text:style-name="P42">These are our class mates, that have agreed to help us with testing the product. <text:span text:style-name="T11">At first glance they don’t hold any influence on our project, but depending on feedback from them, they could become very important all of a sudden, and their influence upon our direction for the project could dramatically increase.</text:span></text:p>
      <text:p text:style-name="P42"/>
      <text:p text:style-name="P45"><text:span text:style-name="T19">Testers’</text:span> attitude towards project:</text:p>
      <text:p text:style-name="P53">Generally positive and their main contribution will come from their feedback as fellow students testing our software.</text:p>
      <text:p text:style-name="P53"/>
      <text:p text:style-name="P54"><text:span text:style-name="T19">Tester</text:span>s’ potential for conflict:</text:p>
      <text:p text:style-name="P53">Competitiveness could be an issue, but at this stage there has been no sign thereof. Again it will be important that the Project Group remains positive even if harsh feedback is given.</text:p>
      <text:p text:style-name="P53"/>
      <text:p text:style-name="P45"><text:span text:style-name="T19">Testers’</text:span> resources: </text:p>
      <text:p text:style-name="P53">Per se, the Testers will be contributing with their time as a Resource<text:change-start text:change-id="ct140348202567536"/></text:p>
      <text:h text:style-name="P63" text:outline-level="2"><text:bookmark-start text:name="__RefHeading___Toc239_1889861688"/><text:change-end text:change-id="ct140348202567536"/>Feasibility Studies<text:bookmark-end text:name="__RefHeading___Toc239_1889861688"/></text:h>
      <text:h text:style-name="Heading_20_3" text:outline-level="3"><text:bookmark-start text:name="__RefHeading___Toc243_1889861688"/>Technical Feasibility Study<text:note text:id="ftn1" text:note-class="footnote"><text:note-citation>1</text:note-citation><text:note-body><text:p text:style-name="P19">Course Material: Materiale_Feasibility_Study_copy, Feasibility_Studies_IT_af_Steve_McConnell, Feasibility Studies Hoffer 8 sider</text:p></text:note-body></text:note><text:note text:id="ftn2" text:note-class="footnote"><text:note-citation>2</text:note-citation><text:note-body><text:p text:style-name="P21">Appe<text:span text:style-name="T3">n</text:span>dices: 1, 2</text:p></text:note-body></text:note><text:bookmark-end text:name="__RefHeading___Toc243_1889861688"/></text:h>
      <text:list xml:id="list1433623562043382626" text:style-name="L1">
        <text:list-item>
          <text:p text:style-name="P27">Hardware</text:p>
          <text:list>
            <text:list-item>
              <text:p text:style-name="P27">Cpu’er: Intel 64-bit x86 Arch.</text:p>
            </text:list-item>
            <text:list-item>
              <text:p text:style-name="P27">Computers: 4 Student Laptops</text:p>
            </text:list-item>
          </text:list>
        </text:list-item>
        <text:list-item>
          <text:p text:style-name="P27">Software</text:p>
          <text:list>
            <text:list-item>
              <text:p text:style-name="P27">Java: JDK, JRE</text:p>
            </text:list-item>
            <text:list-item>
              <text:p text:style-name="P27">Operation Systems: Windows 7-8-10, Linux Debian Based, Mac OSX</text:p>
            </text:list-item>
            <text:list-item>
              <text:p text:style-name="P27">Database: MySQL</text:p>
            </text:list-item>
            <text:list-item>
              <text:p text:style-name="P27">IDEs: JetBrains IntelliJ – DataGrip, Workbench</text:p>
            </text:list-item>
          </text:list>
        </text:list-item>
        <text:list-item>
          <text:p text:style-name="P27">Manpower</text:p>
          <text:list>
            <text:list-item>
              <text:p text:style-name="P28">Developers: Emil, Jonas, Dennis, Fredrik</text:p>
            </text:list-item>
            <text:list-item>
              <text:p text:style-name="P28">Testers: Class Members</text:p>
            </text:list-item>
            <text:list-item>
              <text:p text:style-name="P28">Reviewers: Kristian (Client)</text:p>
            </text:list-item>
            <text:list-item>
              <text:p text:style-name="P28">GUI Specialist: Dennis</text:p>
            </text:list-item>
            <text:list-item>
              <text:p text:style-name="P28">Extra Curricular Skills: C, SML, Python, Ruby, PHP, HTML 5</text:p>
            </text:list-item>
          </text:list>
        </text:list-item>
      </text:list>
      <text:p text:style-name="P12">Risk Assessment</text:p>
      <text:list xml:id="list7434508440662686743" text:style-name="L2">
        <text:list-item>
          <text:p text:style-name="P29">Failure to attain expected benefits from the project: Not a Risk due to the circumstance that we are Students and any learning process is beneficial, to an extent.</text:p>
        </text:list-item>
        <text:list-item>
          <text:p text:style-name="P29">Cost Estimates: We will have no costs to execute this project, material needed is available at no charge from our school.</text:p>
        </text:list-item>
        <text:list-item>
          <text:p text:style-name="P29">System Performance Levels: There are no specific performance requirements, but of course we don’t want an unstable system.</text:p>
        </text:list-item>
        <text:list-item>
          <text:p text:style-name="P29">Integration: There will be no software/hardware risk since the software will be system independent<text:note text:id="ftn3" text:note-class="footnote"><text:note-citation>3</text:note-citation><text:note-body><text:p text:style-name="P18"><text:a xlink:type="simple" xlink:href="https://docs.oracle.com/javase/8/docs/technotes/guides/#javavm" text:style-name="Internet_20_link" text:visited-style-name="Visited_20_Internet_20_Link">https://docs.oracle.com/javase/8/docs/technotes/guides/#javavm</text:a> / <text:span text:style-name="T2">Visited 19.04.2016</text:span></text:p></text:note-body></text:note>.</text:p>
        </text:list-item>
      </text:list>
      <text:p text:style-name="P5"/>
      <text:p text:style-name="P12"/>
      <text:p text:style-name="P14">Team Thoughts concerning Technical Feasibility</text:p>
      <text:p text:style-name="P5">We have taken into consideration hardware and software requirements and have <text:span text:style-name="T1">come </text:span>to the conclusion that there won’t be any issues regarding these. In terms of abilities, we feel we are adequately equipped to implement all features for this project. <text:span text:style-name="T1">However we </text:span>have a small concern regarding <text:span text:style-name="T1">our planned implementation of the </text:span>“<text:span text:style-name="T1">Course Certificate Generator” in terms of feasibility, but feel that this is a minor issue and no hinderance for us to proceed with the project. We have other solutions ready if needed.</text:span></text:p>
      <text:h text:style-name="Heading_20_3" text:outline-level="3"><text:bookmark-start text:name="__RefHeading___Toc245_1889861688"/>Schedule Feasibility Study<text:note text:id="ftn4" text:note-class="footnote"><text:note-citation>4</text:note-citation><text:note-body><text:p text:style-name="P23">Appendices: 3, 4</text:p></text:note-body></text:note><text:note text:id="ftn5" text:note-class="footnote"><text:note-citation>5</text:note-citation><text:note-body><text:p text:style-name="P20">Course Material: Materiale_Feasibility_Study_copy, Feasibility_Studies_IT_af_Steve_McConnell, Feasibility Studies Hoffer 8 sider</text:p></text:note-body></text:note><text:bookmark-end text:name="__RefHeading___Toc245_1889861688"/></text:h>
      <text:p text:style-name="Text_20_body"/>
      <text:p text:style-name="P6">We’re going to Budget our Schedule by breaking down the hours available to us.</text:p>
      <text:p text:style-name="P6">Dates where we will be working on the project:</text:p>
      <text:list xml:id="list3092694991968111592" text:style-name="L3">
        <text:list-item>
          <text:p text:style-name="P30">April: 19, 22, 26, 29 / May: 3, 6, 10, 13, 17, 20, 24, 27, 31<text:note text:id="ftn6" text:note-class="footnote"><text:note-citation>6</text:note-citation><text:note-body><text:p text:style-name="P22">Captains Log</text:p></text:note-body></text:note></text:p>
        </text:list-item>
      </text:list>
      <text:p text:style-name="P6">We count 10 h<text:span text:style-name="T5">ours</text:span> p<text:span text:style-name="T4">er</text:span> <text:span text:style-name="T5">d</text:span>ate, which amounts to 130 hours p<text:span text:style-name="T4">er</text:span> Developer and 520 man hours total.</text:p>
      <text:p text:style-name="P6">These dates are extra curricular and don’t take into account the hours that will be gathered from class schedule. </text:p>
      <text:p text:style-name="P7">There is a remaining 6.5 Weeks worth of class that will be spend on this project. 1 week worth of class hours is set to 17 hours. This amounts to 110.5 per Developer and totals to 442 man hours. This gives us a budget of 962 man hours and just <text:span text:style-name="T4">240 hours per Developer. This budget doesn’t take into account sick leave nor breaks. </text:span></text:p>
      <text:p text:style-name="P7"><text:span text:style-name="T4">We’ve set sick days a bit lower than national private sector average of 6.4</text:span><text:span text:style-name="T4"><text:note text:id="ftn7" text:note-class="footnote"><text:note-citation>7</text:note-citation><text:note-body><text:p text:style-name="P22"><text:a xlink:type="simple" xlink:href="http://nyheder.tv2.dk/2014-12-19-tjek-her-laegger-du-dig-mere-syg-end-gennemsnittet" text:style-name="Internet_20_link" text:visited-style-name="Visited_20_Internet_20_Link">http://nyheder.tv2.dk/2014-12-19-tjek-her-laegger-du-dig-mere-syg-end-gennemsnittet</text:a> / Visited 19.04.16</text:p></text:note-body></text:note></text:span><text:span text:style-name="T4"> to 5, because the project is scheduled outside flu season. The normal working hours for an employee is 37 hours per week, 7.4 hours per day. There is a total of 5 weeks vacation as a minimum which equates to 47 working weeks per year. Total amount of working hours per year is 1739, which translates to 235 days. </text:span></text:p>
      <text:p text:style-name="P10">We now deduct 5 sick days from 235 total working days, which equates to 2.12%. Now apply 2.12% to our total developer hours of 240.5 which means we roughly get 1 sick day per developer during the course of the project, this results in a budget reduction of 4, total man hours is down to 958.</text:p>
      <text:p text:style-name="P11">As a remainder we will also have to take breaks into account. We’ve set our preliminary limit at 1 per 4 hours of development time. 20% of off our budget of 958 equals 766. This means that we have a total of 191.5 hours dedicated to break time. Our budget is now reduced to 766 man hours, effectively 191.5 per developer, this number is real estimated work hours.</text:p>
      <text:p text:style-name="P15">Budgeted hours:</text:p>
      <table:table table:name="Table1" table:style-name="Table1">
        <table:table-column table:style-name="Table1.A"/>
        <table:table-column table:style-name="Table1.B"/>
        <table:table-row>
          <table:table-cell table:style-name="Table1.A1" office:value-type="string">
            <text:p text:style-name="P17">Segment</text:p>
          </table:table-cell>
          <table:table-cell table:style-name="Table1.B1" office:value-type="string">
            <text:p text:style-name="P17">Developer Hours: 191.5</text:p>
          </table:table-cell>
        </table:table-row>
        <table:table-row>
          <table:table-cell table:style-name="Table1.A2" office:value-type="string">
            <text:p text:style-name="P17">ITO</text:p>
          </table:table-cell>
          <table:table-cell table:style-name="Table1.B2" office:value-type="string">
            <text:p text:style-name="P17">20</text:p>
          </table:table-cell>
        </table:table-row>
        <table:table-row>
          <table:table-cell table:style-name="Table1.A2" office:value-type="string">
            <text:p text:style-name="P17">SWD</text:p>
          </table:table-cell>
          <table:table-cell table:style-name="Table1.B2" office:value-type="string">
            <text:p text:style-name="P17">70</text:p>
          </table:table-cell>
        </table:table-row>
        <table:table-row>
          <table:table-cell table:style-name="Table1.A2" office:value-type="string">
            <text:p text:style-name="P17">SWK</text:p>
          </table:table-cell>
          <table:table-cell table:style-name="Table1.B2" office:value-type="string">
            <text:p text:style-name="P17">30</text:p>
          </table:table-cell>
        </table:table-row>
        <table:table-row>
          <table:table-cell table:style-name="Table1.A2" office:value-type="string">
            <text:p text:style-name="P17">OSCA</text:p>
          </table:table-cell>
          <table:table-cell table:style-name="Table1.B2" office:value-type="string">
            <text:p text:style-name="P17">10</text:p>
          </table:table-cell>
        </table:table-row>
        <table:table-row>
          <table:table-cell table:style-name="Table1.A2" office:value-type="string">
            <text:p text:style-name="P17">Buffer</text:p>
          </table:table-cell>
          <table:table-cell table:style-name="Table1.B2" office:value-type="string">
            <text:p text:style-name="P17">61.5</text:p>
          </table:table-cell>
        </table:table-row>
      </table:table>
      <text:p text:style-name="P8"/>
      <text:p text:style-name="P9">We have decided to distribute 130 hours on our 4 primary <text:span text:style-name="T6">project</text:span> groups ITO, SWD, SWK and OSCA. This has left us with 61.5 hours as a buffer that can be applied where necessary. We think this is good since we’ve thus taken <text:span text:style-name="T6">roughly </text:span>35% of our total developer hours and dedicated those to unforeseen events. We don’t think it would’ve been a prudent choice to plan with a 100% of available hours.</text:p>
      <text:p text:style-name="P9"/>
      <text:p text:style-name="P13">Team Thoughts regarding Schedule Feasibility</text:p>
      <text:p text:style-name="P9">We decided to take a rather stringent approach to our schedule, seeing that making our total resources visible to us through numbers and facts would make it easier for us grasp and plan ahead.</text:p>
      <text:p text:style-name="P9">Currency, finances, those were both reoccurring thoughts here, we decided to translate that into man hours, since this is the only resource that we will have to take into account. Another thing to remember here is that, we’ve decided to do the entirety of this project congruently as 4. Thus our focus is on our total developer hours of 191.5 and not the 766 man hours. This could be rather misleading if one was not aware. This decision means that we will limit our primary resource: time. We feel though as the development of this project is both a feat in productivity it is also a learning progress. <text:span text:style-name="T5">By</text:span> combining our abilities and knowledge we will gain a lot through shared knowledge and learning speed. <text:span text:style-name="T5">Last but no least;</text:span> faster productivity by combining efforts towards same goals constantly. <text:span text:style-name="T5">Not one project member will be in the dark about any part of the project. Schedule wise, the project seems feasible at this stage, even with the consolidation of our man hours.</text:span></text:p>
      <text:p text:style-name="P9"/>
      <text:p text:style-name="P9"/>
      <text:p text:style-name="P9"/>
      <text:p text:style-name="P8"/>
      <text:h text:style-name="P61" text:outline-level="2"><text:bookmark-start text:name="__RefHeading___Toc237_1889861688"/>General Analysis<text:bookmark-end text:name="__RefHeading___Toc237_1889861688"/></text:h>
      <text:p text:style-name="Text_20_body"/>
      <text:h text:style-name="Heading_20_3" text:outline-level="3"><text:bookmark-start text:name="__RefHeading___Toc241_1889861688"/>SWOT<text:bookmark-end text:name="__RefHeading___Toc241_1889861688"/></text:h>
      <table:table table:name="Swot" table:style-name="Swot">
        <table:table-column table:style-name="Swot.A"/>
        <table:table-column table:style-name="Swot.B"/>
        <table:table-row>
          <table:table-cell table:style-name="Swot.A1" office:value-type="string">
            <text:p text:style-name="P16">Strength</text:p>
          </table:table-cell>
          <table:table-cell table:style-name="Swot.B1" office:value-type="string">
            <text:p text:style-name="P16">Weaknes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row>
          <table:table-cell table:style-name="Swot.A2" office:value-type="string">
            <text:p text:style-name="P16">Opportunity</text:p>
          </table:table-cell>
          <table:table-cell table:style-name="Swot.B2" office:value-type="string">
            <text:p text:style-name="P16">Threat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
      <text:p text:style-name="P4"/>
      <text:h text:style-name="P56" text:outline-level="1"><text:bookmark-start text:name="__RefHeading___Toc111_1889861688"/>Conclusion<text:bookmark-end text:name="__RefHeading___Toc111_1889861688"/></text:h>
      <text:h text:style-name="P56" text:outline-level="1"><text:bookmark-start text:name="__RefHeading___Toc113_1889861688"/>Bibliography<text:bookmark-end text:name="__RefHeading___Toc113_1889861688"/></text:h>
      <text:h text:style-name="P56" text:outline-level="1"><text:bookmark-start text:name="__RefHeading___Toc115_1889861688"/>Appendix<text:bookmark-end text:name="__RefHeading___Toc115_1889861688"/></text:h>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9T23:07:57.956965000</dc:date>
    <meta:editing-duration>PT49M42S</meta:editing-duration>
    <meta:editing-cycles>12</meta:editing-cycles>
    <meta:generator>LibreOffice/5.1.1.3$MacOSX_X86_64 LibreOffice_project/89f508ef3ecebd2cfb8e1def0f0ba9a803b88a6d</meta:generator>
    <meta:document-statistic meta:table-count="2" meta:image-count="0" meta:object-count="0" meta:page-count="10" meta:paragraph-count="137" meta:word-count="1802" meta:character-count="11048" meta:non-whitespace-character-count="9390"/>
  </office:meta>
</office:document-meta>
</file>